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76cm" fo:min-width="6.844cm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myArrow" draw:style-name="gr1" draw:text-style-name="P1" draw:layer="layout" svg:width="8cm" svg:height="6cm" draw:transform="rotate (-0.523598775598299) translate (8.036cm 2.402cm)">
          <text:p text:style-name="P1">This is text in shape</text:p>
          <draw:enhanced-geometry svg:viewBox="0 0 21600 21600" draw:text-areas="0 ?f0 ?f5 ?f2" draw:type="right-arrow" draw:modifiers="16348.0566435673 7154.0708410273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5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7999992370605pt" fo:letter-spacing="normal" fo:font-style="normal" style:text-underline-style="none" fo:font-weight="normal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1.6cm" svg:height="2.67cm" svg:x="1.2cm" svg:y="0.638cm" presentation:class="title" presentation:placeholder="true">
        <draw:text-box/>
      </draw:frame>
      <draw:frame presentation:style-name="Blank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EmptyFromPP</dc:title>
    <meta:editing-cycles>4</meta:editing-cycles>
    <meta:creation-date>2019-11-08T17:31:22.070000000</meta:creation-date>
    <meta:editing-duration>PT4M36S</meta:editing-duration>
    <meta:generator>Bmaster/6.4.0.0.alpha1$Windows_X86_64 LibreOffice_project/9b2a94321e3a05364064cb60dafc1d1b69eece56</meta:generator>
    <meta:initial-creator>Regina Henschel</meta:initial-creator>
    <dc:date>2019-11-08T17:35:58.974000000</dc:date>
    <dc:creator>Regina Henschel</dc:creator>
    <meta:document-statistic meta:object-count="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